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25-02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25-01-1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24-01-0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23-01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22-01-0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21-01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20-01-0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9-01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7-01-05 18:04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6-01-04 17:57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5-01-05 13:29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4-01-05 16:03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4-01-05 15:0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3-01-05 16:48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2-01-06 13:37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1-01-06 21:09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10-01-05 15:38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9-01-07 17:13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8-01-07 16:34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7-02-22 16:43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6-01-07 22:38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6-01-07 20:26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5-01-10 23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4-01-14 18:10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3-01-09 18:4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2-01-03 19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1-01-10 18:01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2000-01-05 09:30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9-01-06 16:05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8-01-07 15:31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8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10101455601</text:p>
          </table:table-cell>
          <table:table-cell office:value-type="string" calcext:value-type="string">
            <text:p>30S 41W 23DDB 01</text:p>
          </table:table-cell>
          <table:table-cell office:value-type="string" calcext:value-type="string">
            <text:p>198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